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49.55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41.66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0m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10mm Pistol</text:p>
          </table:table-cell>
          <table:table-cell table:style-name="ce1" office:value-type="string" calcext:value-type="string">
            <text:p>Weathered </text:p>
          </table:table-cell>
          <table:table-cell table:style-name="ce1" office:value-type="string" calcext:value-type="string">
            <text:p>FNC</text:p>
          </table:table-cell>
          <table:table-cell table:style-name="ce1" office:value-type="string" calcext:value-type="string">
            <text:p>The Wolf</text:p>
          </table:table-cell>
          <table:table-cell table:style-name="ce1" office:value-type="string" calcext:value-type="string">
            <text:p>FNC Akimbo</text:p>
          </table:table-cell>
          <table:table-cell table:style-name="ce1" office:value-type="string" calcext:value-type="string">
            <text:p>FNC (S&amp;S)</text:p>
          </table:table-cell>
          <table:table-cell table:style-name="ce1" office:value-type="string" calcext:value-type="string">
            <text:p>The Wolf (S&amp;S)</text:p>
          </table:table-cell>
          <table:table-cell table:style-name="ce1" office:value-type="string" calcext:value-type="string">
            <text:p>FNC Akimbo (S&amp;S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office:value-type="float" office:value="1550" calcext:value-type="float">
            <text:p>1550</text:p>
          </table:table-cell>
          <table:table-cell office:value-type="float" office:value="3100" calcext:value-type="float">
            <text:p>3100</text:p>
          </table:table-cell>
          <table:table-cell office:value-type="float" office:value="2550" calcext:value-type="float">
            <text:p>2550</text:p>
          </table:table-cell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e Damag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p Siz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Spread</text:p>
          </table:table-cell>
          <table:table-cell table:number-columns-repeated="6"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ht FOV</text:p>
          </table:table-cell>
          <table:table-cell table:number-columns-repeated="7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e VATS Chance To Hit</text:p>
          </table:table-cell>
          <table:table-cell table:number-columns-repeated="7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Range (AI)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 Range (AI)</text:p>
          </table:table-cell>
          <table:table-cell table:number-columns-repeated="7" office:value-type="float" office:value="768" calcext:value-type="float">
            <text:p>7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 Hit effects</text:p>
          </table:table-cell>
          <table:table-cell table:number-columns-repeated="2" office:value-type="string" calcext:value-type="string">
            <text:p>Normal form.</text:p>
          </table:table-cell>
          <table:table-cell table:number-columns-repeated="3" office:value-type="string" calcext:value-type="string">
            <text:p>Explode Only</text:p>
          </table:table-cell>
          <table:table-cell table:number-columns-repeated="2" office:value-type="string" calcext:value-type="string">
            <text:p>Normal form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gs</text:p>
          </table:table-cell>
          <table:table-cell table:number-columns-repeated="6" office:value-type="string" calcext:value-type="string">
            <text:p>Override 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m Attack Multiplier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5" office:value-type="float" office:value="1.1" calcext:value-type="float">
            <text:p>1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Rat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ride AP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ack Shots / Sec</text:p>
          </table:table-cell>
          <table:table-cell table:number-columns-repeated="6" office:value-type="float" office:value="2.75" calcext:value-type="float">
            <text:p>2,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b dmg mul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mi-Auto Fire Delay Min (AI)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FD Max (AI)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 Req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ll Req.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t Damag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t Chanc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</table:table>
      <table:table table:name=".308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Automatic Rifle (DM)</text:p>
          </table:table-cell>
          <table:table-cell table:style-name="ce1" office:value-type="string" calcext:value-type="string">
            <text:p>Marine Battle Rifle (AM)</text:p>
          </table:table-cell>
          <table:table-cell table:style-name="ce1" office:value-type="string" calcext:value-type="string">
            <text:p>Type 64 (ZOMX)</text:p>
          </table:table-cell>
          <table:table-cell table:style-name="ce1" office:value-type="string" calcext:value-type="string">
            <text:p>Type 64 (IRL)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4500" calcext:value-type="float">
            <text:p>4500</text:p>
          </table:table-cell>
          <table:table-cell office:value-type="float" office:value="3600" calcext:value-type="float">
            <text:p>3600</text:p>
          </table:table-cell>
          <table:table-cell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.5" calcext:value-type="float">
            <text:p>9,5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string" calcext:value-type="string">
            <text:p>Base Damage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lip Siz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Spread</text:p>
          </table:table-cell>
          <table:table-cell office:value-type="float" office:value="2.5" calcext:value-type="float">
            <text:p>2,5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Sight FOV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ase VATS Chance To Hi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in Range (AI)</text:p>
          </table:table-cell>
          <table:table-cell table:number-columns-repeated="3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Max Range (AI)</text:p>
          </table:table-cell>
          <table:table-cell table:number-columns-repeated="3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n Hit effects</text:p>
          </table:table-cell>
          <table:table-cell office:value-type="string" calcext:value-type="string">
            <text:p>Explode Only</text:p>
          </table:table-cell>
          <table:table-cell table:number-columns-repeated="2"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Flags</text:p>
          </table:table-cell>
          <table:table-cell table:number-columns-repeated="2" office:value-type="string" calcext:value-type="string">
            <text:p>Override AP</text:p>
          </table:table-cell>
          <table:table-cell office:value-type="string" calcext:value-type="string">
            <text:p>Override AP, Alt. Rumble</text:p>
          </table:table-cell>
          <table:table-cell/>
        </table:table-row>
        <table:table-row table:style-name="ro1">
          <table:table-cell office:value-type="string" calcext:value-type="string">
            <text:p>Anim Attack Multiplier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e Rat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verride AP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ttack Shots / Se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500/60" office:value-type="float" office:value="8.33333333333333" calcext:value-type="float">
            <text:p>8,33333333333333</text:p>
          </table:table-cell>
        </table:table-row>
        <table:table-row table:style-name="ro1">
          <table:table-cell office:value-type="string" calcext:value-type="string">
            <text:p>Limb dmg mult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emi-Auto Fire Delay Min (AI)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FD Max (AI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ngth Req.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kill Req.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rit Damag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.00.0000</text:date>, <text:time style:data-style-name="N2" text:time-value="16:22:03.88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1T21:02:03.772000000</meta:creation-date>
    <meta:generator>LibreOffice/6.0.3.2$Windows_x86 LibreOffice_project/8f48d515416608e3a835360314dac7e47fd0b821</meta:generator>
    <dc:date>2025-11-10T00:51:16.467000000</dc:date>
    <meta:editing-duration>P1DT54M21S</meta:editing-duration>
    <meta:editing-cycles>7</meta:editing-cycles>
    <meta:document-statistic meta:table-count="2" meta:cell-count="279" meta:object-count="0"/>
  </office:meta>
</office:document-meta>
</file>